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736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crunchbase_uu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crunchbase_url</text:p>
          </table:table-cell>
          <table:table-cell office:value-type="string">
            <text:p>homepage_domain</text:p>
          </table:table-cell>
          <table:table-cell office:value-type="string">
            <text:p>homepage_url</text:p>
          </table:table-cell>
          <table:table-cell office:value-type="string">
            <text:p>profile_image_url</text:p>
          </table:table-cell>
          <table:table-cell office:value-type="string">
            <text:p>facebook_url</text:p>
          </table:table-cell>
          <table:table-cell office:value-type="string">
            <text:p>twitter_url</text:p>
          </table:table-cell>
          <table:table-cell office:value-type="string">
            <text:p>linkedin_url</text:p>
          </table:table-cell>
          <table:table-cell office:value-type="string">
            <text:p>stock_symbol</text:p>
          </table:table-cell>
          <table:table-cell office:value-type="string">
            <text:p>location_city</text:p>
          </table:table-cell>
          <table:table-cell office:value-type="string">
            <text:p>location_region</text:p>
          </table:table-cell>
          <table:table-cell office:value-type="string">
            <text:p>location_country_code</text:p>
          </table:table-cell>
        </table:table-row>
        <table:table-row table:style-name="ro1">
          <table:table-cell office:value-type="string">
            <text:p>e139350830ea8a363f96dd3226033abd</text:p>
          </table:table-cell>
          <table:table-cell office:value-type="string">
            <text:p>Organization</text:p>
          </table:table-cell>
          <table:table-cell office:value-type="string">
            <text:p>Wetpaint</text:p>
          </table:table-cell>
          <table:table-cell office:value-type="string">
            <text:p>http://www.crunchbase.com/organization/wetpaint?&amp;utm_source=odm_csv&amp;utm_medium=export&amp;utm_campaign=dataset</text:p>
          </table:table-cell>
          <table:table-cell office:value-type="string">
            <text:p>wetpaint-inc.com</text:p>
          </table:table-cell>
          <table:table-cell office:value-type="string">
            <text:p>http://wetpaint-inc.com</text:p>
          </table:table-cell>
          <table:table-cell office:value-type="string">
            <text:p>http://www.crunchbase.com/organization/wetpaint/primary-image/raw</text:p>
          </table:table-cell>
          <table:table-cell/>
          <table:table-cell office:value-type="string">
            <text:p>http://twitter.com/BachelrWetpaint</text:p>
          </table:table-cell>
          <table:table-cell table:number-columns-repeated="2"/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714273d3e739f02cc1ed153afb242ee9</text:p>
          </table:table-cell>
          <table:table-cell office:value-type="string">
            <text:p>Organization</text:p>
          </table:table-cell>
          <table:table-cell office:value-type="string">
            <text:p>AdventNet</text:p>
          </table:table-cell>
          <table:table-cell office:value-type="string">
            <text:p>http://www.crunchbase.com/organization/adventnet?&amp;utm_source=odm_csv&amp;utm_medium=export&amp;utm_campaign=dataset</text:p>
          </table:table-cell>
          <table:table-cell office:value-type="string">
            <text:p>adventnet.com</text:p>
          </table:table-cell>
          <table:table-cell office:value-type="string">
            <text:p>http://adventnet.com</text:p>
          </table:table-cell>
          <table:table-cell office:value-type="string">
            <text:p>http://www.crunchbase.com/organization/adventnet/primary-image/raw</text:p>
          </table:table-cell>
          <table:table-cell office:value-type="string">
            <text:p>http://www.facebook.com/ManageEngine</text:p>
          </table:table-cell>
          <table:table-cell office:value-type="string">
            <text:p>http://twitter.com/manageengine</text:p>
          </table:table-cell>
          <table:table-cell office:value-type="string">
            <text:p>http://www.linkedin.com/company/manageengine-</text:p>
          </table:table-cell>
          <table:table-cell/>
          <table:table-cell office:value-type="string">
            <text:p>Pleasanton</text:p>
          </table:table-cell>
          <table:table-cell office:value-type="string">
            <text:p>CA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bf4d7b0eb34d2fd8d2926049c4f7efc7</text:p>
          </table:table-cell>
          <table:table-cell office:value-type="string">
            <text:p>Organization</text:p>
          </table:table-cell>
          <table:table-cell office:value-type="string">
            <text:p>Zoho</text:p>
          </table:table-cell>
          <table:table-cell office:value-type="string">
            <text:p>http://www.crunchbase.com/organization/zoho?&amp;utm_source=odm_csv&amp;utm_medium=export&amp;utm_campaign=dataset</text:p>
          </table:table-cell>
          <table:table-cell office:value-type="string">
            <text:p>zoho.com</text:p>
          </table:table-cell>
          <table:table-cell office:value-type="string">
            <text:p>http://zoho.com</text:p>
          </table:table-cell>
          <table:table-cell office:value-type="string">
            <text:p>http://www.crunchbase.com/organization/zoho/primary-image/raw</text:p>
          </table:table-cell>
          <table:table-cell office:value-type="string">
            <text:p>http://www.facebook.com/zoho</text:p>
          </table:table-cell>
          <table:table-cell office:value-type="string">
            <text:p>http://twitter.com/zoho</text:p>
          </table:table-cell>
          <table:table-cell office:value-type="string">
            <text:p>http://www.linkedin.com/company/zoho-corporation_38373</text:p>
          </table:table-cell>
          <table:table-cell/>
          <table:table-cell office:value-type="string">
            <text:p>Pleasanton</text:p>
          </table:table-cell>
          <table:table-cell office:value-type="string">
            <text:p>CA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5f2b40b8d1b3d323d81ab7a8e89553d0</text:p>
          </table:table-cell>
          <table:table-cell office:value-type="string">
            <text:p>Organization</text:p>
          </table:table-cell>
          <table:table-cell office:value-type="string">
            <text:p>Digg</text:p>
          </table:table-cell>
          <table:table-cell office:value-type="string">
            <text:p>http://www.crunchbase.com/organization/digg?&amp;utm_source=odm_csv&amp;utm_medium=export&amp;utm_campaign=dataset</text:p>
          </table:table-cell>
          <table:table-cell office:value-type="string">
            <text:p>digg.com</text:p>
          </table:table-cell>
          <table:table-cell office:value-type="string">
            <text:p>http://www.digg.com</text:p>
          </table:table-cell>
          <table:table-cell office:value-type="string">
            <text:p>http://www.crunchbase.com/organization/digg/primary-image/raw</text:p>
          </table:table-cell>
          <table:table-cell office:value-type="string">
            <text:p>http://www.facebook.com/digg</text:p>
          </table:table-cell>
          <table:table-cell office:value-type="string">
            <text:p>http://twitter.com/digg</text:p>
          </table:table-cell>
          <table:table-cell office:value-type="string">
            <text:p>http://www.linkedin.com/company/digg</text:p>
          </table:table-cell>
          <table:table-cell/>
          <table:table-cell office:value-type="string">
            <text:p>New</text:p>
          </table:table-cell>
          <table:table-cell office:value-type="string">
            <text:p>York</text:p>
          </table:table-cell>
          <table:table-cell office:value-type="string">
            <text:p>NY</text:p>
          </table:table-cell>
        </table:table-row>
        <table:table-row table:style-name="ro1">
          <table:table-cell office:value-type="string">
            <text:p>f4d5ab44058b298bea81380e6e9a8eec</text:p>
          </table:table-cell>
          <table:table-cell office:value-type="string">
            <text:p>Organization</text:p>
          </table:table-cell>
          <table:table-cell office:value-type="string">
            <text:p>Omidyar</text:p>
          </table:table-cell>
          <table:table-cell office:value-type="string">
            <text:p>Network</text:p>
          </table:table-cell>
          <table:table-cell office:value-type="string">
            <text:p>http://www.crunchbase.com/organization/omidyar-network?&amp;utm_source=odm_csv&amp;utm_medium=export&amp;utm_campaign=dataset</text:p>
          </table:table-cell>
          <table:table-cell office:value-type="string">
            <text:p>omidyar.com</text:p>
          </table:table-cell>
          <table:table-cell office:value-type="string">
            <text:p>http://www.omidyar.com</text:p>
          </table:table-cell>
          <table:table-cell office:value-type="string">
            <text:p>http://www.crunchbase.com/organization/omidyar-network/primary-image/raw</text:p>
          </table:table-cell>
          <table:table-cell office:value-type="string">
            <text:p>http://www.facebook.com/OmidyarNetwork</text:p>
          </table:table-cell>
          <table:table-cell office:value-type="string">
            <text:p>http://twitter.com/OmidyarNetwork</text:p>
          </table:table-cell>
          <table:table-cell office:value-type="string">
            <text:p>http://www.linkedin.com/company/22806</text:p>
          </table:table-cell>
          <table:table-cell/>
          <table:table-cell office:value-type="string">
            <text:p>Redwo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string">
            <text:p>df6628127f970b439d3e12f64f504fbb</text:p>
          </table:table-cell>
          <table:table-cell office:value-type="string">
            <text:p>Organization</text:p>
          </table:table-cell>
          <table:table-cell office:value-type="string">
            <text:p>Facebook</text:p>
          </table:table-cell>
          <table:table-cell office:value-type="string">
            <text:p>http://www.crunchbase.com/organization/facebook?&amp;utm_source=odm_csv&amp;utm_medium=export&amp;utm_campaign=dataset</text:p>
          </table:table-cell>
          <table:table-cell office:value-type="string">
            <text:p>facebook.com</text:p>
          </table:table-cell>
          <table:table-cell office:value-type="string">
            <text:p>http://facebook.com</text:p>
          </table:table-cell>
          <table:table-cell office:value-type="string">
            <text:p>http://www.crunchbase.com/organization/facebook/primary-image/raw</text:p>
          </table:table-cell>
          <table:table-cell office:value-type="string">
            <text:p>http://www.facebook.com/pages/create</text:p>
          </table:table-cell>
          <table:table-cell office:value-type="string">
            <text:p>http://twitter.com/facebook</text:p>
          </table:table-cell>
          <table:table-cell office:value-type="string">
            <text:p>http://www.linkedin.com/company/facebook</text:p>
          </table:table-cell>
          <table:table-cell/>
          <table:table-cell office:value-type="string">
            <text:p>Menlo</text:p>
          </table:table-cell>
          <table:table-cell office:value-type="string">
            <text:p>Park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7ca12f7a2f8e48b4a8d11a33a0e275b9</text:p>
          </table:table-cell>
          <table:table-cell office:value-type="string">
            <text:p>Organization</text:p>
          </table:table-cell>
          <table:table-cell office:value-type="string">
            <text:p>Trinity</text:p>
          </table:table-cell>
          <table:table-cell office:value-type="string">
            <text:p>Ventures</text:p>
          </table:table-cell>
          <table:table-cell office:value-type="string">
            <text:p>http://www.crunchbase.com/organization/trinity-ventures?&amp;utm_source=odm_csv&amp;utm_medium=export&amp;utm_campaign=dataset</text:p>
          </table:table-cell>
          <table:table-cell office:value-type="string">
            <text:p>trinityventures.com</text:p>
          </table:table-cell>
          <table:table-cell office:value-type="string">
            <text:p>http://www.trinityventures.com</text:p>
          </table:table-cell>
          <table:table-cell office:value-type="string">
            <text:p>http://www.crunchbase.com/organization/trinity-ventures/primary-image/raw</text:p>
          </table:table-cell>
          <table:table-cell office:value-type="string">
            <text:p>http://www.facebook.com/pages/Menlo-Park-CA/Trinity-Ventures/106</text:p>
          </table:table-cell>
          <table:table-cell office:value-type="string">
            <text:p>http://twitter.com/trinityventures</text:p>
          </table:table-cell>
          <table:table-cell office:value-type="string">
            <text:p>http://www.linkedin.com/company/trinity-ventures</text:p>
          </table:table-cell>
          <table:table-cell/>
          <table:table-cell office:value-type="string">
            <text:p>Menlo</text:p>
          </table:table-cell>
          <table:table-cell office:value-type="string">
            <text:p>Park</text:p>
          </table:table-cell>
        </table:table-row>
        <table:table-row table:style-name="ro1">
          <table:table-cell office:value-type="string">
            <text:p>b08efc27da40505a6f9dc9e14247bf36</text:p>
          </table:table-cell>
          <table:table-cell office:value-type="string">
            <text:p>Organization</text:p>
          </table:table-cell>
          <table:table-cell office:value-type="string">
            <text:p>Accel</text:p>
          </table:table-cell>
          <table:table-cell office:value-type="string">
            <text:p>Partners</text:p>
          </table:table-cell>
          <table:table-cell office:value-type="string">
            <text:p>http://www.crunchbase.com/organization/accel-partners?&amp;utm_source=odm_csv&amp;utm_medium=export&amp;utm_campaign=dataset</text:p>
          </table:table-cell>
          <table:table-cell office:value-type="string">
            <text:p>accel.com</text:p>
          </table:table-cell>
          <table:table-cell office:value-type="string">
            <text:p>http://www.accel.com</text:p>
          </table:table-cell>
          <table:table-cell office:value-type="string">
            <text:p>http://www.crunchbase.com/organization/accel-partners/primary-image/raw</text:p>
          </table:table-cell>
          <table:table-cell office:value-type="string">
            <text:p>http://www.facebook.com/accel</text:p>
          </table:table-cell>
          <table:table-cell office:value-type="string">
            <text:p>http://twitter.com/accel</text:p>
          </table:table-cell>
          <table:table-cell office:value-type="string">
            <text:p>http://www.linkedin.com/company/accel-partners</text:p>
          </table:table-cell>
          <table:table-cell/>
          <table:table-cell office:value-type="string">
            <text:p>Palo</text:p>
          </table:table-cell>
          <table:table-cell office:value-type="string">
            <text:p>Alto</text:p>
          </table:table-cell>
        </table:table-row>
        <table:table-row table:style-name="ro1">
          <table:table-cell office:value-type="string">
            <text:p>8d5c7e4882da3025dd46346a31bab86f</text:p>
          </table:table-cell>
          <table:table-cell office:value-type="string">
            <text:p>Organization</text:p>
          </table:table-cell>
          <table:table-cell office:value-type="string">
            <text:p>Meritech</text:p>
          </table:table-cell>
          <table:table-cell office:value-type="string">
            <text:p>Capital</text:p>
          </table:table-cell>
          <table:table-cell office:value-type="string">
            <text:p>Partners</text:p>
          </table:table-cell>
          <table:table-cell office:value-type="string">
            <text:p>http://www.crunchbase.com/organization/meritech-capital-partners?&amp;utm_source=odm_csv&amp;utm_medium=export&amp;utm_campaign=dataset</text:p>
          </table:table-cell>
          <table:table-cell office:value-type="string">
            <text:p>meritechcapital.com</text:p>
          </table:table-cell>
          <table:table-cell office:value-type="string">
            <text:p>http://www.meritechcapital.com</text:p>
          </table:table-cell>
          <table:table-cell office:value-type="string">
            <text:p>http://www.crunchbase.com/organization/meritech-capital-partners/primary-image/raw</text:p>
          </table:table-cell>
          <table:table-cell office:value-type="string">
            <text:p>http://www.facebook.com/MeritechCapital</text:p>
          </table:table-cell>
          <table:table-cell office:value-type="string">
            <text:p>http://twitter.com/MeritechCapital</text:p>
          </table:table-cell>
          <table:table-cell table:number-columns-repeated="2"/>
          <table:table-cell office:value-type="string">
            <text:p>Palo</text:p>
          </table:table-cell>
        </table:table-row>
        <table:table-row table:style-name="ro1">
          <table:table-cell office:value-type="string">
            <text:p>604850078856bbacaa1bc535c41f5f47</text:p>
          </table:table-cell>
          <table:table-cell office:value-type="string">
            <text:p>Organization</text:p>
          </table:table-cell>
          <table:table-cell office:value-type="string">
            <text:p>Omnidrive</text:p>
          </table:table-cell>
          <table:table-cell office:value-type="string">
            <text:p>http://www.crunchbase.com/organization/omnidrive?&amp;utm_source=odm_csv&amp;utm_medium=export&amp;utm_campaign=dataset</text:p>
          </table:table-cell>
          <table:table-cell office:value-type="string">
            <text:p>omnidrive.com</text:p>
          </table:table-cell>
          <table:table-cell office:value-type="string">
            <text:p>http://www.omnidrive.com</text:p>
          </table:table-cell>
          <table:table-cell office:value-type="string">
            <text:p>http://www.crunchbase.com/organization/omnidrive/primary-image/raw</text:p>
          </table:table-cell>
          <table:table-cell office:value-type="string">
            <text:p>http://www.facebook.com/Nomadesk</text:p>
          </table:table-cell>
          <table:table-cell office:value-type="string">
            <text:p>http://twitter.com/Nomadesk</text:p>
          </table:table-cell>
          <table:table-cell office:value-type="string">
            <text:p>http://www.linkedin.com/company/nomadesk</text:p>
          </table:table-cell>
          <table:table-cell/>
          <table:table-cell office:value-type="string">
            <text:p>Palo</text:p>
          </table:table-cell>
          <table:table-cell office:value-type="string">
            <text:p>Alto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4111dc8bc0df2d24ed3330cd137b3098</text:p>
          </table:table-cell>
          <table:table-cell office:value-type="string">
            <text:p>Organization</text:p>
          </table:table-cell>
          <table:table-cell office:value-type="string">
            <text:p>Geni</text:p>
          </table:table-cell>
          <table:table-cell office:value-type="string">
            <text:p>http://www.crunchbase.com/organization/geni?&amp;utm_source=odm_csv&amp;utm_medium=export&amp;utm_campaign=dataset</text:p>
          </table:table-cell>
          <table:table-cell office:value-type="string">
            <text:p>geni.com</text:p>
          </table:table-cell>
          <table:table-cell office:value-type="string">
            <text:p>http://www.geni.com</text:p>
          </table:table-cell>
          <table:table-cell office:value-type="string">
            <text:p>http://www.crunchbase.com/organization/geni/primary-image/raw</text:p>
          </table:table-cell>
          <table:table-cell/>
          <table:table-cell office:value-type="string">
            <text:p>http://twitter.com/geni</text:p>
          </table:table-cell>
          <table:table-cell table:number-columns-repeated="2"/>
          <table:table-cell office:value-type="string">
            <text:p>West</text:p>
          </table:table-cell>
          <table:table-cell office:value-type="string">
            <text:p>Hollywood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4e0cf9143a8ec3c24ef8ee6f5e8fdb47</text:p>
          </table:table-cell>
          <table:table-cell office:value-type="string">
            <text:p>Organization</text:p>
          </table:table-cell>
          <table:table-cell office:value-type="string">
            <text:p>CRV</text:p>
          </table:table-cell>
          <table:table-cell office:value-type="string">
            <text:p>http://www.crunchbase.com/organization/charles-river-ventures?&amp;utm_source=odm_csv&amp;utm_medium=export&amp;utm_campaign=dataset</text:p>
          </table:table-cell>
          <table:table-cell office:value-type="string">
            <text:p>crv.com</text:p>
          </table:table-cell>
          <table:table-cell office:value-type="string">
            <text:p>http://www.crv.com</text:p>
          </table:table-cell>
          <table:table-cell office:value-type="string">
            <text:p>http://www.crunchbase.com/organization/charles-river-ventures/primary-image/raw</text:p>
          </table:table-cell>
          <table:table-cell office:value-type="string">
            <text:p>http://www.facebook.com/CharlesRiverVentures</text:p>
          </table:table-cell>
          <table:table-cell office:value-type="string">
            <text:p>http://twitter.com/CRV</text:p>
          </table:table-cell>
          <table:table-cell table:number-columns-repeated="2"/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180ebf6768d02316e93d8e1e546330ba</text:p>
          </table:table-cell>
          <table:table-cell office:value-type="string">
            <text:p>Organization</text:p>
          </table:table-cell>
          <table:table-cell office:value-type="string">
            <text:p>Flektor</text:p>
          </table:table-cell>
          <table:table-cell office:value-type="string">
            <text:p>http://www.crunchbase.com/organization/flektor?&amp;utm_source=odm_csv&amp;utm_medium=export&amp;utm_campaign=dataset</text:p>
          </table:table-cell>
          <table:table-cell office:value-type="string">
            <text:p>flektor.com</text:p>
          </table:table-cell>
          <table:table-cell office:value-type="string">
            <text:p>http://www.flektor.com</text:p>
          </table:table-cell>
          <table:table-cell office:value-type="string">
            <text:p>http://www.crunchbase.com/organization/flektor/primary-image/raw</text:p>
          </table:table-cell>
          <table:table-cell table:number-columns-repeated="4"/>
          <table:table-cell office:value-type="string">
            <text:p>Culver</text:p>
          </table:table-cell>
          <table:table-cell office:value-type="string">
            <text:p>City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d70777cc14bd241606925a483781b78b</text:p>
          </table:table-cell>
          <table:table-cell office:value-type="string">
            <text:p>Organization</text:p>
          </table:table-cell>
          <table:table-cell office:value-type="string">
            <text:p>Fox</text:p>
          </table:table-cell>
          <table:table-cell office:value-type="string">
            <text:p>Interactive</text:p>
          </table:table-cell>
          <table:table-cell office:value-type="string">
            <text:p>Media</text:p>
          </table:table-cell>
          <table:table-cell office:value-type="string">
            <text:p>http://www.crunchbase.com/organization/fox-interactive-media?&amp;utm_source=odm_csv&amp;utm_medium=export&amp;utm_campaign=dataset</text:p>
          </table:table-cell>
          <table:table-cell office:value-type="string">
            <text:p>newscorp.com</text:p>
          </table:table-cell>
          <table:table-cell office:value-type="string">
            <text:p>http://www.newscorp.com</text:p>
          </table:table-cell>
          <table:table-cell office:value-type="string">
            <text:p>http://www.crunchbase.com/organization/fox-interactive-media/primary-image/raw</text:p>
          </table:table-cell>
          <table:table-cell office:value-type="string">
            <text:p>http://www.facebook.com/newscorp</text:p>
          </table:table-cell>
          <table:table-cell office:value-type="string">
            <text:p>http://twitter.com/twitterapi</text:p>
          </table:table-cell>
          <table:table-cell office:value-type="string">
            <text:p>http://www.linkedin.com/company/2073</text:p>
          </table:table-cell>
          <table:table-cell/>
          <table:table-cell office:value-type="string">
            <text:p>Beverly</text:p>
          </table:table-cell>
        </table:table-row>
        <table:table-row table:style-name="ro1">
          <table:table-cell office:value-type="string">
            <text:p>5da6106f0d270d37e9d7dcfeccc1f709</text:p>
          </table:table-cell>
          <table:table-cell office:value-type="string">
            <text:p>Organization</text:p>
          </table:table-cell>
          <table:table-cell office:value-type="string">
            <text:p>Twitter</text:p>
          </table:table-cell>
          <table:table-cell office:value-type="string">
            <text:p>http://www.crunchbase.com/organization/twitter?&amp;utm_source=odm_csv&amp;utm_medium=export&amp;utm_campaign=dataset</text:p>
          </table:table-cell>
          <table:table-cell office:value-type="string">
            <text:p>twitter.com</text:p>
          </table:table-cell>
          <table:table-cell office:value-type="string">
            <text:p>http://twitter.com</text:p>
          </table:table-cell>
          <table:table-cell office:value-type="string">
            <text:p>http://www.crunchbase.com/organization/twitter/primary-image/raw</text:p>
          </table:table-cell>
          <table:table-cell office:value-type="string">
            <text:p>http://www.facebook.com/twitterinc</text:p>
          </table:table-cell>
          <table:table-cell office:value-type="string">
            <text:p>http://twitter.com/twitter</text:p>
          </table:table-cell>
          <table:table-cell office:value-type="string">
            <text:p>http://www.linkedin.com/company/twitter</text:p>
          </table:table-cell>
          <table:table-cell/>
          <table:table-cell office:value-type="string">
            <text:p>San</text:p>
          </table:table-cell>
          <table:table-cell office:value-type="string">
            <text:p>Francisco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3d16cb4c911e75c0de5a15c316b39f98</text:p>
          </table:table-cell>
          <table:table-cell office:value-type="string">
            <text:p>Organization</text:p>
          </table:table-cell>
          <table:table-cell office:value-type="string">
            <text:p>StumbleUpon</text:p>
          </table:table-cell>
          <table:table-cell office:value-type="string">
            <text:p>http://www.crunchbase.com/organization/stumbleupon?&amp;utm_source=odm_csv&amp;utm_medium=export&amp;utm_campaign=dataset</text:p>
          </table:table-cell>
          <table:table-cell office:value-type="string">
            <text:p>stumbleupon.com</text:p>
          </table:table-cell>
          <table:table-cell office:value-type="string">
            <text:p>http://www.stumbleupon.com</text:p>
          </table:table-cell>
          <table:table-cell office:value-type="string">
            <text:p>http://www.crunchbase.com/organization/stumbleupon/primary-image/raw</text:p>
          </table:table-cell>
          <table:table-cell office:value-type="string">
            <text:p>http://www.facebook.com/RedpointVC</text:p>
          </table:table-cell>
          <table:table-cell office:value-type="string">
            <text:p>http://twitter.com/stumbleupon</text:p>
          </table:table-cell>
          <table:table-cell office:value-type="string">
            <text:p>http://www.linkedin.com/company/stumbleupon</text:p>
          </table:table-cell>
          <table:table-cell/>
          <table:table-cell office:value-type="string">
            <text:p>New</text:p>
          </table:table-cell>
          <table:table-cell office:value-type="string">
            <text:p>York</text:p>
          </table:table-cell>
          <table:table-cell office:value-type="string">
            <text:p>NY</text:p>
          </table:table-cell>
        </table:table-row>
        <table:table-row table:style-name="ro1">
          <table:table-cell office:value-type="string">
            <text:p>56b5f0c1855f2ebb083f16641f1db2e1</text:p>
          </table:table-cell>
          <table:table-cell office:value-type="string">
            <text:p>Organization</text:p>
          </table:table-cell>
          <table:table-cell office:value-type="string">
            <text:p>Gizmoz</text:p>
          </table:table-cell>
          <table:table-cell office:value-type="string">
            <text:p>http://www.crunchbase.com/organization/gizmoz?&amp;utm_source=odm_csv&amp;utm_medium=export&amp;utm_campaign=dataset</text:p>
          </table:table-cell>
          <table:table-cell office:value-type="string">
            <text:p>gizmoz.com</text:p>
          </table:table-cell>
          <table:table-cell office:value-type="string">
            <text:p>http://gizmoz.com</text:p>
          </table:table-cell>
          <table:table-cell table:number-columns-repeated="5"/>
          <table:table-cell office:value-type="string">
            <text:p>Menlo</text:p>
          </table:table-cell>
          <table:table-cell office:value-type="string">
            <text:p>Park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21e770675537408ecad7e5e72bb6ad86</text:p>
          </table:table-cell>
          <table:table-cell office:value-type="string">
            <text:p>Organization</text:p>
          </table:table-cell>
          <table:table-cell office:value-type="string">
            <text:p>Scribd</text:p>
          </table:table-cell>
          <table:table-cell office:value-type="string">
            <text:p>http://www.crunchbase.com/organization/scribd?&amp;utm_source=odm_csv&amp;utm_medium=export&amp;utm_campaign=dataset</text:p>
          </table:table-cell>
          <table:table-cell office:value-type="string">
            <text:p>scribd.com</text:p>
          </table:table-cell>
          <table:table-cell office:value-type="string">
            <text:p>http://scribd.com</text:p>
          </table:table-cell>
          <table:table-cell office:value-type="string">
            <text:p>http://www.crunchbase.com/organization/scribd/primary-image/raw</text:p>
          </table:table-cell>
          <table:table-cell office:value-type="string">
            <text:p>http://www.facebook.com/Scribd</text:p>
          </table:table-cell>
          <table:table-cell office:value-type="string">
            <text:p>http://twitter.com/scribd</text:p>
          </table:table-cell>
          <table:table-cell office:value-type="string">
            <text:p>http://www.linkedin.com/company/scribd</text:p>
          </table:table-cell>
          <table:table-cell/>
          <table:table-cell office:value-type="string">
            <text:p>San</text:p>
          </table:table-cell>
          <table:table-cell office:value-type="string">
            <text:p>Francisco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ea091a8c40e00607e05a86e734f94ade</text:p>
          </table:table-cell>
          <table:table-cell office:value-type="string">
            <text:p>Organization</text:p>
          </table:table-cell>
          <table:table-cell office:value-type="string">
            <text:p>Slacker</text:p>
          </table:table-cell>
          <table:table-cell office:value-type="string">
            <text:p>http://www.crunchbase.com/organization/slacker?&amp;utm_source=odm_csv&amp;utm_medium=export&amp;utm_campaign=dataset</text:p>
          </table:table-cell>
          <table:table-cell office:value-type="string">
            <text:p>slacker.com</text:p>
          </table:table-cell>
          <table:table-cell office:value-type="string">
            <text:p>http://www.slacker.com</text:p>
          </table:table-cell>
          <table:table-cell office:value-type="string">
            <text:p>http://www.crunchbase.com/organization/slacker/primary-image/raw</text:p>
          </table:table-cell>
          <table:table-cell office:value-type="string">
            <text:p>http://www.facebook.com/SlackerRadio</text:p>
          </table:table-cell>
          <table:table-cell office:value-type="string">
            <text:p>http://twitter.com/SlackerRadio</text:p>
          </table:table-cell>
          <table:table-cell table:number-columns-repeated="2"/>
          <table:table-cell office:value-type="string">
            <text:p>San</text:p>
          </table:table-cell>
          <table:table-cell office:value-type="string">
            <text:p>Diego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a6c7c343c0046a4d6c67d856cc0ec2c2</text:p>
          </table:table-cell>
          <table:table-cell office:value-type="string">
            <text:p>Organization</text:p>
          </table:table-cell>
          <table:table-cell office:value-type="string">
            <text:p>Centennial</text:p>
          </table:table-cell>
          <table:table-cell office:value-type="string">
            <text:p>Ventures</text:p>
          </table:table-cell>
          <table:table-cell office:value-type="string">
            <text:p>http://www.crunchbase.com/organization/centennial-ventures?&amp;utm_source=odm_csv&amp;utm_medium=export&amp;utm_campaign=dataset</text:p>
          </table:table-cell>
          <table:table-cell office:value-type="string">
            <text:p>centennial.com</text:p>
          </table:table-cell>
          <table:table-cell office:value-type="string">
            <text:p>http://www.centennial.com</text:p>
          </table:table-cell>
          <table:table-cell office:value-type="string">
            <text:p>http://www.crunchbase.com/organization/centennial-ventures/primary-image/raw</text:p>
          </table:table-cell>
          <table:table-cell table:number-columns-repeated="4"/>
          <table:table-cell office:value-type="string">
            <text:p>Denver</text:p>
          </table:table-cell>
          <table:table-cell office:value-type="string">
            <text:p>CO</text:p>
          </table:table-cell>
        </table:table-row>
        <table:table-row table:style-name="ro1">
          <table:table-cell office:value-type="string">
            <text:p>c6fff75f74e65e98494a037c4202baf8</text:p>
          </table:table-cell>
          <table:table-cell office:value-type="string">
            <text:p>Organization</text:p>
          </table:table-cell>
          <table:table-cell office:value-type="string">
            <text:p>Mission</text:p>
          </table:table-cell>
          <table:table-cell office:value-type="string">
            <text:p>Ventures</text:p>
          </table:table-cell>
          <table:table-cell office:value-type="string">
            <text:p>http://www.crunchbase.com/organization/mission-ventures?&amp;utm_source=odm_csv&amp;utm_medium=export&amp;utm_campaign=dataset</text:p>
          </table:table-cell>
          <table:table-cell office:value-type="string">
            <text:p>missionventures.com</text:p>
          </table:table-cell>
          <table:table-cell office:value-type="string">
            <text:p>http://www.missionventures.com/index.php</text:p>
          </table:table-cell>
          <table:table-cell office:value-type="string">
            <text:p>http://www.crunchbase.com/organization/mission-ventures/primary-image/raw</text:p>
          </table:table-cell>
          <table:table-cell table:number-columns-repeated="4"/>
          <table:table-cell office:value-type="string">
            <text:p>San</text:p>
          </table:table-cell>
          <table:table-cell office:value-type="string">
            <text:p>Diego</text:p>
          </table:table-cell>
        </table:table-row>
        <table:table-row table:style-name="ro1">
          <table:table-cell office:value-type="string">
            <text:p>313f8a67ec94ea8b96a7d88a75f9e636</text:p>
          </table:table-cell>
          <table:table-cell office:value-type="string">
            <text:p>Organization</text:p>
          </table:table-cell>
          <table:table-cell office:value-type="string">
            <text:p>Sevin</text:p>
          </table:table-cell>
          <table:table-cell office:value-type="string">
            <text:p>Rosen</text:p>
          </table:table-cell>
          <table:table-cell office:value-type="string">
            <text:p>Funds</text:p>
          </table:table-cell>
          <table:table-cell office:value-type="string">
            <text:p>http://www.crunchbase.com/organization/sevin-rosen-funds?&amp;utm_source=odm_csv&amp;utm_medium=export&amp;utm_campaign=dataset</text:p>
          </table:table-cell>
          <table:table-cell office:value-type="string">
            <text:p>srfunds.com</text:p>
          </table:table-cell>
          <table:table-cell office:value-type="string">
            <text:p>http://www.srfunds.com</text:p>
          </table:table-cell>
          <table:table-cell office:value-type="string">
            <text:p>http://www.crunchbase.com/organization/sevin-rosen-funds/primary-image/raw</text:p>
          </table:table-cell>
          <table:table-cell table:number-columns-repeated="4"/>
          <table:table-cell office:value-type="string">
            <text:p>Dallas</text:p>
          </table:table-cell>
        </table:table-row>
        <table:table-row table:style-name="ro1">
          <table:table-cell office:value-type="string">
            <text:p>960eb982a43475540ca4ac71108fd7c1</text:p>
          </table:table-cell>
          <table:table-cell office:value-type="string">
            <text:p>Organization</text:p>
          </table:table-cell>
          <table:table-cell office:value-type="string">
            <text:p>Austin</text:p>
          </table:table-cell>
          <table:table-cell office:value-type="string">
            <text:p>Ventures</text:p>
          </table:table-cell>
          <table:table-cell office:value-type="string">
            <text:p>http://www.crunchbase.com/organization/austin-ventures?&amp;utm_source=odm_csv&amp;utm_medium=export&amp;utm_campaign=dataset</text:p>
          </table:table-cell>
          <table:table-cell office:value-type="string">
            <text:p>austinventures.com</text:p>
          </table:table-cell>
          <table:table-cell office:value-type="string">
            <text:p>http://www.austinventures.com</text:p>
          </table:table-cell>
          <table:table-cell office:value-type="string">
            <text:p>http://www.crunchbase.com/organization/austin-ventures/primary-image/raw</text:p>
          </table:table-cell>
          <table:table-cell office:value-type="string">
            <text:p>http://www.facebook.com/austinventures</text:p>
          </table:table-cell>
          <table:table-cell office:value-type="string">
            <text:p>http://twitter.com/AustinVentures</text:p>
          </table:table-cell>
          <table:table-cell office:value-type="string">
            <text:p>http://www.linkedin.com/company/162584</text:p>
          </table:table-cell>
          <table:table-cell/>
          <table:table-cell office:value-type="string">
            <text:p>Austin</text:p>
          </table:table-cell>
          <table:table-cell office:value-type="string">
            <text:p>TX</text:p>
          </table:table-cell>
        </table:table-row>
        <table:table-row table:style-name="ro1">
          <table:table-cell office:value-type="string">
            <text:p>d29973c395ec691ddefd6a6ba713c72a</text:p>
          </table:table-cell>
          <table:table-cell office:value-type="string">
            <text:p>Organization</text:p>
          </table:table-cell>
          <table:table-cell office:value-type="string">
            <text:p>Redpoint</text:p>
          </table:table-cell>
          <table:table-cell office:value-type="string">
            <text:p>Ventures</text:p>
          </table:table-cell>
          <table:table-cell office:value-type="string">
            <text:p>http://www.crunchbase.com/organization/redpoint-ventures?&amp;utm_source=odm_csv&amp;utm_medium=export&amp;utm_campaign=dataset</text:p>
          </table:table-cell>
          <table:table-cell office:value-type="string">
            <text:p>redpoint.com</text:p>
          </table:table-cell>
          <table:table-cell office:value-type="string">
            <text:p>http://redpoint.com</text:p>
          </table:table-cell>
          <table:table-cell office:value-type="string">
            <text:p>http://www.crunchbase.com/organization/redpoint-ventures/primary-image/raw</text:p>
          </table:table-cell>
          <table:table-cell office:value-type="string">
            <text:p>http://www.facebook.com/RedpointVC</text:p>
          </table:table-cell>
          <table:table-cell office:value-type="string">
            <text:p>http://twitter.com/redpointvc</text:p>
          </table:table-cell>
          <table:table-cell office:value-type="string">
            <text:p>http://www.linkedin.com/company/redpointventures</text:p>
          </table:table-cell>
          <table:table-cell/>
          <table:table-cell office:value-type="string">
            <text:p>Menlo</text:p>
          </table:table-cell>
          <table:table-cell office:value-type="string">
            <text:p>Park</text:p>
          </table:table-cell>
        </table:table-row>
        <table:table-row table:style-name="ro1">
          <table:table-cell office:value-type="string">
            <text:p>59fada331595de45b362062a04cf51cf</text:p>
          </table:table-cell>
          <table:table-cell office:value-type="string">
            <text:p>Organization</text:p>
          </table:table-cell>
          <table:table-cell office:value-type="string">
            <text:p>Lala</text:p>
          </table:table-cell>
          <table:table-cell office:value-type="string">
            <text:p>http://www.crunchbase.com/organization/lala?&amp;utm_source=odm_csv&amp;utm_medium=export&amp;utm_campaign=dataset</text:p>
          </table:table-cell>
          <table:table-cell office:value-type="string">
            <text:p>lala.com</text:p>
          </table:table-cell>
          <table:table-cell office:value-type="string">
            <text:p>http://www.lala.com</text:p>
          </table:table-cell>
          <table:table-cell office:value-type="string">
            <text:p>http://www.crunchbase.com/organization/lala/primary-image/raw</text:p>
          </table:table-cell>
          <table:table-cell table:number-columns-repeated="4"/>
          <table:table-cell office:value-type="string">
            <text:p>Palo</text:p>
          </table:table-cell>
          <table:table-cell office:value-type="string">
            <text:p>Alto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56e82b227466b00b903557ad7b584f65</text:p>
          </table:table-cell>
          <table:table-cell office:value-type="string">
            <text:p>Organization</text:p>
          </table:table-cell>
          <table:table-cell office:value-type="string">
            <text:p>Helio</text:p>
          </table:table-cell>
          <table:table-cell office:value-type="string">
            <text:p>http://www.crunchbase.com/organization/helio?&amp;utm_source=odm_csv&amp;utm_medium=export&amp;utm_campaign=dataset</text:p>
          </table:table-cell>
          <table:table-cell office:value-type="string">
            <text:p>helio.com</text:p>
          </table:table-cell>
          <table:table-cell office:value-type="string">
            <text:p>http://www.helio.com</text:p>
          </table:table-cell>
          <table:table-cell office:value-type="string">
            <text:p>http://www.crunchbase.com/organization/helio/primary-image/raw</text:p>
          </table:table-cell>
          <table:table-cell table:number-columns-repeated="4"/>
          <table:table-cell office:value-type="string">
            <text:p>Los</text:p>
          </table:table-cell>
          <table:table-cell office:value-type="string">
            <text:p>Angeles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e56b0cebbb30bbec805ed5dc7412dcb1</text:p>
          </table:table-cell>
          <table:table-cell office:value-type="string">
            <text:p>Organization</text:p>
          </table:table-cell>
          <table:table-cell office:value-type="string">
            <text:p>eBay</text:p>
          </table:table-cell>
          <table:table-cell office:value-type="string">
            <text:p>http://www.crunchbase.com/organization/ebay?&amp;utm_source=odm_csv&amp;utm_medium=export&amp;utm_campaign=dataset</text:p>
          </table:table-cell>
          <table:table-cell office:value-type="string">
            <text:p>ebay.com</text:p>
          </table:table-cell>
          <table:table-cell office:value-type="string">
            <text:p>http://ebay.com</text:p>
          </table:table-cell>
          <table:table-cell office:value-type="string">
            <text:p>http://www.crunchbase.com/organization/ebay/primary-image/raw</text:p>
          </table:table-cell>
          <table:table-cell office:value-type="string">
            <text:p>http://www.facebook.com/eBay</text:p>
          </table:table-cell>
          <table:table-cell office:value-type="string">
            <text:p>http://twitter.com/eBay</text:p>
          </table:table-cell>
          <table:table-cell office:value-type="string">
            <text:p>http://www.linkedin.com/company/ebay</text:p>
          </table:table-cell>
          <table:table-cell/>
          <table:table-cell office:value-type="string">
            <text:p>San</text:p>
          </table:table-cell>
          <table:table-cell office:value-type="string">
            <text:p>Jose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7ac8de1f61b5b1e8d67d6983e765b0cf</text:p>
          </table:table-cell>
          <table:table-cell office:value-type="string">
            <text:p>Organization</text:p>
          </table:table-cell>
          <table:table-cell office:value-type="string">
            <text:p>Wis.dm</text:p>
          </table:table-cell>
          <table:table-cell office:value-type="string">
            <text:p>http://www.crunchbase.com/organization/wis-dm?&amp;utm_source=odm_csv&amp;utm_medium=export&amp;utm_campaign=dataset</text:p>
          </table:table-cell>
          <table:table-cell office:value-type="string">
            <text:p>wis.dm</text:p>
          </table:table-cell>
          <table:table-cell office:value-type="string">
            <text:p>http://wis.dm</text:p>
          </table:table-cell>
          <table:table-cell office:value-type="string">
            <text:p>http://www.crunchbase.com/organization/wis-dm/primary-image/raw</text:p>
          </table:table-cell>
          <table:table-cell/>
          <table:table-cell office:value-type="string">
            <text:p>http://twitter.com/wis_dm</text:p>
          </table:table-cell>
          <table:table-cell table:number-columns-repeated="2"/>
          <table:table-cell office:value-type="string">
            <text:p>Chicago</text:p>
          </table:table-cell>
          <table:table-cell office:value-type="string">
            <text:p>IL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b528bd22cce5c60cc79ab4d995f66993</text:p>
          </table:table-cell>
          <table:table-cell office:value-type="string">
            <text:p>Organization</text:p>
          </table:table-cell>
          <table:table-cell office:value-type="string">
            <text:p>MeetMoi</text:p>
          </table:table-cell>
          <table:table-cell office:value-type="string">
            <text:p>http://www.crunchbase.com/organization/meetmoi?&amp;utm_source=odm_csv&amp;utm_medium=export&amp;utm_campaign=dataset</text:p>
          </table:table-cell>
          <table:table-cell office:value-type="string">
            <text:p>meetmoi.com</text:p>
          </table:table-cell>
          <table:table-cell office:value-type="string">
            <text:p>http://www.meetmoi.com</text:p>
          </table:table-cell>
          <table:table-cell office:value-type="string">
            <text:p>http://www.crunchbase.com/organization/meetmoi/primary-image/raw</text:p>
          </table:table-cell>
          <table:table-cell/>
          <table:table-cell office:value-type="string">
            <text:p>http://twitter.com/meetmoi</text:p>
          </table:table-cell>
          <table:table-cell table:number-columns-repeated="2"/>
          <table:table-cell office:value-type="string">
            <text:p>New</text:p>
          </table:table-cell>
          <table:table-cell office:value-type="string">
            <text:p>York</text:p>
          </table:table-cell>
          <table:table-cell office:value-type="string">
            <text:p>NY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1/14/2014</text:date>, <text:time>15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S</meta:initial-creator>
    <meta:creation-date>2014-11-11T13:58:21</meta:creation-date>
    <dc:date>2014-11-14T15:13:49</dc:date>
    <dc:creator>G S</dc:creator>
    <meta:editing-duration>P2DT1M57S</meta:editing-duration>
    <meta:editing-cycles>1</meta:editing-cycles>
    <meta:document-statistic meta:table-count="3" meta:cell-count="358" meta:object-count="0"/>
    <meta:generator>OpenOffice/4.1.0$Unix OpenOffice.org_project/410m18$Build-9764</meta:generator>
  </office:meta>
</office:document-meta>
</file>